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4" style:family="paragraph" style:parent-style-name="Standard">
      <style:text-properties style:font-name="Ubuntu" fo:language="en" fo:country="US" officeooo:rsid="00071797" officeooo:paragraph-rsid="00071797"/>
    </style:style>
    <style:style style:name="P5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6" style:family="paragraph" style:parent-style-name="Standard">
      <style:text-properties style:font-name="Ubuntu" fo:language="en" fo:country="US" officeooo:rsid="000a08de" officeooo:paragraph-rsid="000882ef"/>
    </style:style>
    <style:style style:name="P7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8" style:family="paragraph" style:parent-style-name="Standard">
      <style:text-properties style:font-name="Ubuntu" fo:language="en" fo:country="US" officeooo:rsid="000b9acb" officeooo:paragraph-rsid="000b9acb"/>
    </style:style>
    <style:style style:name="P9" style:family="paragraph" style:parent-style-name="Standard">
      <style:text-properties style:font-name="Ubuntu" fo:language="en" fo:country="US" officeooo:rsid="000cea40" officeooo:paragraph-rsid="000a08de"/>
    </style:style>
    <style:style style:name="P10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1" style:family="paragraph" style:parent-style-name="Standard">
      <style:text-properties style:font-name="Ubuntu" fo:language="en" fo:country="US" officeooo:rsid="000f3614" officeooo:paragraph-rsid="000f3614"/>
    </style:style>
    <style:style style:name="P12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29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20cdf0"/>
    </style:style>
    <style:style style:name="P30" style:family="paragraph" style:parent-style-name="Heading_20_3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31" style:family="paragraph" style:parent-style-name="Heading_20_3">
      <style:paragraph-properties fo:text-align="center" style:justify-single-word="false"/>
      <style:text-properties style:font-name="Ubuntu" fo:language="en" fo:country="US" officeooo:rsid="001e9d76" officeooo:paragraph-rsid="001e9d76"/>
    </style:style>
    <style:style style:name="P32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bold" officeooo:rsid="00070587" officeooo:paragraph-rsid="00070587" style:font-size-asian="12.25pt" style:font-weight-asian="bold" style:font-size-complex="14pt" style:font-weight-complex="bold"/>
    </style:style>
    <style:style style:name="P33" style:family="paragraph" style:parent-style-name="Heading_20_3">
      <style:paragraph-properties fo:text-align="center" style:justify-single-word="false"/>
      <style:text-properties style:font-name="Ubuntu" fo:font-size="17pt" fo:language="en" fo:country="US" fo:font-weight="bold" officeooo:rsid="00070587" officeooo:paragraph-rsid="00070587" style:font-size-asian="17pt" style:font-weight-asian="bold" style:font-size-complex="17pt" style:font-weight-complex="bold"/>
    </style:style>
    <style:style style:name="P34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35" style:family="paragraph" style:parent-style-name="Standard">
      <style:text-properties style:font-name="Ubuntu" fo:language="en" fo:country="US" officeooo:rsid="000cea40" officeooo:paragraph-rsid="000a08de"/>
    </style:style>
    <style:style style:name="P36" style:family="paragraph" style:parent-style-name="Standard">
      <style:text-properties style:font-name="Ubuntu" fo:language="en" fo:country="US" officeooo:rsid="001a3b3a" officeooo:paragraph-rsid="001a3b3a"/>
    </style:style>
    <style:style style:name="P37" style:family="paragraph" style:parent-style-name="Standard">
      <style:text-properties style:font-name="Ubuntu" fo:language="en" fo:country="US" officeooo:rsid="001a3b3a" officeooo:paragraph-rsid="0020cdf0"/>
    </style:style>
    <style:style style:name="P38" style:family="paragraph" style:parent-style-name="Standard">
      <style:text-properties style:font-name="Ubuntu" fo:language="en" fo:country="US" officeooo:rsid="001c05dd" officeooo:paragraph-rsid="001c05dd"/>
    </style:style>
    <style:style style:name="P39" style:family="paragraph" style:parent-style-name="Standard">
      <style:text-properties style:font-name="Ubuntu" fo:language="en" fo:country="US" officeooo:rsid="001c05dd" officeooo:paragraph-rsid="000a08de"/>
    </style:style>
    <style:style style:name="P40" style:family="paragraph" style:parent-style-name="Standard">
      <style:text-properties style:font-name="Ubuntu" fo:language="en" fo:country="US" officeooo:rsid="001c05dd" officeooo:paragraph-rsid="0020cdf0"/>
    </style:style>
    <style:style style:name="P41" style:family="paragraph" style:parent-style-name="Standard">
      <style:text-properties style:font-name="Ubuntu" fo:language="en" fo:country="US" officeooo:rsid="001e9d76" officeooo:paragraph-rsid="001e9d76"/>
    </style:style>
    <style:style style:name="P42" style:family="paragraph" style:parent-style-name="Standard" style:list-style-name="L6">
      <style:text-properties style:font-name="Ubuntu" fo:language="en" fo:country="US" officeooo:rsid="001e9d76" officeooo:paragraph-rsid="001e9d76"/>
    </style:style>
    <style:style style:name="P43" style:family="paragraph" style:parent-style-name="Standard" style:list-style-name="L6">
      <style:text-properties style:font-name="Ubuntu" fo:language="en" fo:country="US" officeooo:rsid="001f5468" officeooo:paragraph-rsid="001f5468"/>
    </style:style>
    <style:style style:name="P44" style:family="paragraph" style:parent-style-name="Standard" style:list-style-name="L2">
      <style:text-properties style:font-name="Ubuntu" officeooo:paragraph-rsid="001a3b3a"/>
    </style:style>
    <style:style style:name="P45" style:family="paragraph" style:parent-style-name="Standard" style:list-style-name="L2">
      <style:text-properties style:font-name="Ubuntu" officeooo:paragraph-rsid="001ba76f"/>
    </style:style>
    <style:style style:name="P46" style:family="paragraph" style:parent-style-name="Standard" style:list-style-name="L2">
      <style:text-properties style:font-name="Ubuntu" officeooo:paragraph-rsid="0020cdf0"/>
    </style:style>
    <style:style style:name="P47" style:family="paragraph" style:parent-style-name="Standard" style:list-style-name="L2">
      <style:text-properties style:use-window-font-color="true" loext:opacity="0%" style:font-name="Ubuntu" officeooo:paragraph-rsid="001c05dd" fo:background-color="transparent"/>
    </style:style>
    <style:style style:name="P48" style:family="paragraph" style:parent-style-name="Standard" style:list-style-name="L2">
      <style:text-properties style:use-window-font-color="true" loext:opacity="0%" style:font-name="Ubuntu" officeooo:paragraph-rsid="0020cdf0" fo:background-color="transparent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52" style:family="paragraph" style:parent-style-name="Text_20_body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53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5" style:family="paragraph" style:parent-style-name="Text_20_body" style:list-style-name="L3">
      <style:text-properties officeooo:paragraph-rsid="001d50fb"/>
    </style:style>
    <style:style style:name="P56" style:family="paragraph" style:parent-style-name="Text_20_body" style:list-style-name="L3">
      <style:text-properties officeooo:rsid="001c05dd" officeooo:paragraph-rsid="001c05dd"/>
    </style:style>
    <style:style style:name="P57" style:family="paragraph" style:parent-style-name="Text_20_body" style:list-style-name="L3">
      <style:text-properties officeooo:rsid="001c05dd" officeooo:paragraph-rsid="001d50fb"/>
    </style:style>
    <style:style style:name="P58" style:family="paragraph" style:parent-style-name="Text_20_body" style:list-style-name="L4"/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language="en" fo:country="US" officeooo:rsid="000cea40"/>
    </style:style>
    <style:style style:name="T5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cea4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98a5"/>
    </style:style>
    <style:style style:name="T10" style:family="text">
      <style:text-properties officeooo:rsid="001a3b3a"/>
    </style:style>
    <style:style style:name="T11" style:family="text">
      <style:text-properties fo:language="en" fo:country="US" officeooo:rsid="001a3b3a"/>
    </style:style>
    <style:style style:name="T12" style:family="text">
      <style:text-properties fo:language="en" fo:country="US" officeooo:rsid="001ba76f"/>
    </style:style>
    <style:style style:name="T13" style:family="text">
      <style:text-properties fo:language="en" fo:country="US" officeooo:rsid="001c05dd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style:use-window-font-color="true" loext:opacity="0%" fo:language="en" fo:country="US" officeooo:rsid="001a3b3a" fo:background-color="transparent" loext:char-shading-value="0"/>
    </style:style>
    <style:style style:name="T16" style:family="text">
      <style:text-properties style:use-window-font-color="true" loext:opacity="0%" style:font-name="Droid Sans Mono" fo:font-size="9pt" fo:font-weight="normal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style:font-name="Droid Sans Mono" fo:font-size="9pt" fo:font-weight="normal" officeooo:rsid="001d50fb" fo:background-color="transparent" loext:char-shading-value="0" style:font-size-asian="9pt" style:font-size-complex="9pt"/>
    </style:style>
    <style:style style:name="T18" style:family="text">
      <style:text-properties style:use-window-font-color="true" loext:opacity="0%" style:font-name="Ubuntu" fo:font-size="12pt" fo:font-weight="normal" officeooo:rsid="001ba76f" fo:background-color="transparent" loext:char-shading-value="0" style:font-size-asian="12pt" style:font-size-complex="12pt"/>
    </style:style>
    <style:style style:name="T19" style:family="text">
      <style:text-properties style:use-window-font-color="true" loext:opacity="0%" style:font-name="Ubuntu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9pt" officeooo:rsid="001d50fb" fo:background-color="transparent" loext:char-shading-value="0" style:font-size-asian="9pt" style:font-size-complex="9pt"/>
    </style:style>
    <style:style style:name="T21" style:family="text">
      <style:text-properties officeooo:rsid="001c05dd"/>
    </style:style>
    <style:style style:name="T22" style:family="text">
      <style:text-properties fo:font-size="9pt" officeooo:rsid="001d50fb" style:font-size-asian="9pt" style:font-size-complex="9pt"/>
    </style:style>
    <style:style style:name="T2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teus <text:span text:style-name="T1">Vieira</text:span></text:p>
      <text:h text:style-name="P34" text:outline-level="4">Junior Software Analyst</text:h>
      <text:p text:style-name="P53"/>
      <text:h text:style-name="P33" text:outline-level="3">Professional Qualification: </text:h>
      <text:p text:style-name="P53"/>
      <text:list xml:id="list2597772656" text:style-name="L4">
        <text:list-item>
          <text:p text:style-name="P58">FIAP School - technical high school (2021-2023)</text:p>
        </text:list-item>
      </text:list>
      <text:p text:style-name="P53"/>
      <text:p text:style-name="P54"><text:span text:style-name="T8">I'm a student from Brazil interested in all kinds of technologies. I'm attending at the technical course in FIAP School and making some other </text:span><text:a xlink:type="simple" xlink:href="https://github.com/habdig7oficial?tab=repositories" text:style-name="Internet_20_link" text:visited-style-name="Visited_20_Internet_20_Link"><text:span text:style-name="T8">interesting projects</text:span></text:a><text:span text:style-name="T8"> by myself. </text:span></text:p>
      <text:h text:style-name="P32" text:outline-level="3">Technologies that I use: </text:h>
      <text:p text:style-name="P8"/>
      <text:p text:style-name="P6"/>
      <text:p text:style-name="P11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5"/>
            <text:p text:style-name="P5">Front-End (Web)</text:p>
          </table:table-cell>
          <table:table-cell table:style-name="Tecnologias.A1" office:value-type="string">
            <text:p text:style-name="P7"/>
            <text:p text:style-name="P7">Back-end <text:span text:style-name="T2">(Web)</text:span></text:p>
          </table:table-cell>
          <table:table-cell table:style-name="Tecnologias.A1" office:value-type="string">
            <text:p text:style-name="P7"/>
            <text:p text:style-name="P7">Database</text:p>
          </table:table-cell>
          <table:table-cell table:style-name="Tecnologias.A1" office:value-type="string">
            <text:p text:style-name="P7">High Performance <text:span text:style-name="T6">Apps</text:span></text:p>
          </table:table-cell>
          <table:table-cell table:style-name="Tecnologias.A1" office:value-type="string">
            <text:p text:style-name="P10"/>
            <text:p text:style-name="P10">Game Development</text:p>
            <text:p text:style-name="P10"/>
          </table:table-cell>
        </table:table-row>
        <table:table-row table:style-name="Tecnologias.2">
          <table:table-cell table:style-name="Tecnologias.A1" office:value-type="string">
            <text:p text:style-name="P12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3"/>
          </table:table-cell>
          <table:table-cell table:style-name="Tecnologias.A1" office:value-type="string">
            <text:p text:style-name="P2"/>
            <text:p text:style-name="P2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7"/>
            <text:p text:style-name="P19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4"/>
            <text:p text:style-name="P21">C# (<text:a xlink:type="simple" xlink:href="https://unity.com/" text:style-name="Internet_20_link" text:visited-style-name="Visited_20_Internet_20_Link">unity</text:a>)</text:p>
            <text:p text:style-name="P21"/>
          </table:table-cell>
        </table:table-row>
        <table:table-row>
          <table:table-cell table:style-name="Tecnologias.A1" office:value-type="string">
            <text:p text:style-name="P12"/>
            <text:p text:style-name="P12">JavaScript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)</text:p>
            <text:p text:style-name="P24"/>
          </table:table-cell>
          <table:table-cell table:style-name="Tecnologias.A1" office:value-type="string">
            <text:p text:style-name="P12"/>
            <text:p text:style-name="P12">JavaScript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5">Microsoft SQL</text:span></text:a><text:span text:style-name="T7"> </text:span></text:h>
            <text:p text:style-name="P25"/>
          </table:table-cell>
          <table:table-cell table:style-name="Tecnologias.A1" office:value-type="string">
            <text:p text:style-name="P15"/>
            <text:p text:style-name="P21">C </text:p>
            <text:p text:style-name="P16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16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3"><text:a xlink:type="simple" xlink:href="https://getbootstrap.com/" text:style-name="Internet_20_link" text:visited-style-name="Visited_20_Internet_20_Link"/></text:p>
            <text:p text:style-name="P13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3"><text:a xlink:type="simple" xlink:href="https://www.ruby-lang.org/en/" text:style-name="Internet_20_link" text:visited-style-name="Visited_20_Internet_20_Link"/></text:p>
            <text:p text:style-name="P13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8"><text:a xlink:type="simple" xlink:href="https://cassandra.apache.org/_/index.html" text:style-name="Internet_20_link" text:visited-style-name="Visited_20_Internet_20_Link"/></text:p>
            <text:p text:style-name="P18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4"/>
            <text:p text:style-name="P20">C++</text:p>
            <text:p text:style-name="P21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21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4"/>
            <text:p text:style-name="P22">HTML</text:p>
          </table:table-cell>
          <table:table-cell table:style-name="Tecnologias.A1" office:value-type="string">
            <text:p text:style-name="P13"><text:a xlink:type="simple" xlink:href="https://elixir-lang.org/" text:style-name="Internet_20_link" text:visited-style-name="Visited_20_Internet_20_Link"/></text:p>
            <text:p text:style-name="P13"><text:a xlink:type="simple" xlink:href="https://elixir-lang.org/" text:style-name="Internet_20_link" text:visited-style-name="Visited_20_Internet_20_Link">Elixir</text:a></text:p>
            <text:p text:style-name="P13"/>
          </table:table-cell>
          <table:table-cell table:style-name="Tecnologias.A1" office:value-type="string">
            <text:p text:style-name="P18"><text:a xlink:type="simple" xlink:href="https://www.mongodb.com/" text:style-name="Internet_20_link" text:visited-style-name="Visited_20_Internet_20_Link"/></text:p>
            <text:p text:style-name="P18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</table:table>
      <text:p text:style-name="P9"/>
      <text:p text:style-name="P9"/>
      <text:h text:style-name="P28" text:outline-level="3"><text:soft-page-break/></text:h>
      <text:h text:style-name="P28" text:outline-level="3">Professional objective</text:h>
      <text:p text:style-name="P51"/>
      <text:p text:style-name="Text_20_body">Practice and improve my knowledge of most diverse fields of technology, developing all kinds of apps <text:span text:style-name="T4"><text:line-break/></text:span></text:p>
      <text:h text:style-name="P28" text:outline-level="3">Idioms that I speak </text:h>
      <text:list xml:id="list3689571551" text:style-name="L1">
        <text:list-item>
          <text:p text:style-name="P50">English (medium)</text:p>
        </text:list-item>
        <text:list-item>
          <text:p text:style-name="P50">Portuguese (fluent) [native language]</text:p>
        </text:list-item>
        <text:list-item>
          <text:p text:style-name="P49">Spanish (basic)</text:p>
        </text:list-item>
      </text:list>
      <text:p text:style-name="P39"/>
      <text:h text:style-name="P31" text:outline-level="3">Other Competencies</text:h>
      <text:p text:style-name="P41"/>
      <text:list xml:id="list4213766195" text:style-name="L6">
        <text:list-item>
          <text:p text:style-name="P42">Agile development of software</text:p>
        </text:list-item>
        <text:list-item>
          <text:p text:style-name="P42">Software development oriented by UML diagrams</text:p>
        </text:list-item>
        <text:list-item>
          <text:p text:style-name="P42">Unix/Linux Configuration</text:p>
        </text:list-item>
        <text:list-item>
          <text:p text:style-name="P43">Leadership (basic) [3º year classroom representative 2023]</text:p>
        </text:list-item>
      </text:list>
      <text:p text:style-name="P41"/>
      <text:h text:style-name="P30" text:outline-level="3">My Top Projects:</text:h>
      <text:p text:style-name="P52"/>
      <text:list xml:id="list1845749005" text:style-name="L3">
        <text:list-item>
          <text:p text:style-name="P55"><text:a xlink:type="simple" xlink:href="https://github.com/MedTempo/MedTempo-Ruby-Backend.git" office:target-frame-name="_blank" xlink:show="new" text:style-name="Internet_20_link" text:visited-style-name="Visited_20_Internet_20_Link"><text:span text:style-name="T21">MedTempo Back-end (Final Paper)</text:span></text:a><text:span text:style-name="T21"> - Write in Ruby with Sinatra </text:span></text:p>
          <text:p text:style-name="P55"><text:span text:style-name="T20">[ </text:span><text:a xlink:type="simple" xlink:href="https://github.com/MedTempo/MedTempo-Ruby-Backend.git" text:style-name="Internet_20_link" text:visited-style-name="Visited_20_Internet_20_Link">https://github.com/MedTempo/MedTempo-Ruby-Backend.git</text:a><text:span text:style-name="T16"> </text:span><text:span text:style-name="T22">]</text:span></text:p>
          <text:p text:style-name="P55"><text:span text:style-name="T22"/></text:p>
        </text:list-item>
        <text:list-item>
          <text:p text:style-name="P56"><text:a xlink:type="simple" xlink:href="https://github.com/habdig7oficial/Reddito.git" office:target-frame-name="_blank" xlink:show="new" text:style-name="Internet_20_link" text:visited-style-name="Visited_20_Internet_20_Link">Reddito (2ºyear project)</text:a> - Write in TypeScript (node) with Express</text:p>
          <text:p text:style-name="P55"><text:span text:style-name="T20">[ </text:span><text:a xlink:type="simple" xlink:href="https://github.com/habdig7oficial/Reddito.git" text:style-name="Internet_20_link" text:visited-style-name="Visited_20_Internet_20_Link">https://github.com/habdig7oficial/Reddito.git</text:a><text:span text:style-name="T17"> </text:span><text:span text:style-name="T22">]</text:span></text:p>
          <text:p text:style-name="P57"><text:span text:style-name="T22"/></text:p>
        </text:list-item>
        <text:list-item>
          <text:p text:style-name="P56"><text:a xlink:type="simple" xlink:href="https://github.com/habdig7oficial/Rime.git" office:target-frame-name="_blank" xlink:show="new" text:style-name="Internet_20_link" text:visited-style-name="Visited_20_Internet_20_Link">Rime Cryptography Algorithm demo (2ºyear project)</text:a> - Write with JavaScript (Deno) </text:p>
          <text:p text:style-name="P55"><text:span text:style-name="T21"><text:s/></text:span><text:span text:style-name="T20">[ </text:span><text:a xlink:type="simple" xlink:href="https://github.com/habdig7oficial/Rime.git" text:style-name="Internet_20_link" text:visited-style-name="Visited_20_Internet_20_Link">https://github.com/habdig7oficial/Rime.git</text:a><text:span text:style-name="T17"> </text:span><text:span text:style-name="T22">]</text:span></text:p>
        </text:list-item>
      </text:list>
      <text:p text:style-name="P38"/>
      <text:h text:style-name="P29" text:outline-level="3"><text:span text:style-name="T10">Contact Me</text:span> </text:h>
      <text:p text:style-name="P37"/>
      <text:list xml:id="list4069916579" text:style-name="L2">
        <text:list-item>
          <text:p text:style-name="P46"><text:a xlink:type="simple" xlink:href="https://github.com/habdig7oficial?tab=repositories" text:style-name="Internet_20_link" text:visited-style-name="Visited_20_Internet_20_Link"><text:span text:style-name="T11">Git Hub</text:span></text:a><text:span text:style-name="T15">: </text:span><text:a xlink:type="simple" xlink:href="https://github.com/habdig7oficial" text:style-name="Internet_20_link" text:visited-style-name="Visited_20_Internet_20_Link">https://github.com/habdig7oficial</text:a><text:span text:style-name="T18"> </text:span></text:p>
        </text:list-item>
        <text:list-item>
          <text:p text:style-name="P46"><text:a xlink:type="simple" xlink:href="mailto:habdig7@gmail.com" text:style-name="Internet_20_link" text:visited-style-name="Visited_20_Internet_20_Link"><text:span text:style-name="T12">Email: </text:span></text:a><text:a xlink:type="simple" xlink:href="mailto:habdig7@gmail.com" text:style-name="Internet_20_link" text:visited-style-name="Visited_20_Internet_20_Link">habdig7@gmail.com</text:a><text:span text:style-name="T19"> </text:span></text:p>
        </text:list-item>
        <text:list-item>
          <text:p text:style-name="P48"><text:a xlink:type="simple" xlink:href="tel:+5511979504587" text:style-name="Internet_20_link" text:visited-style-name="Visited_20_Internet_20_Link"><text:span text:style-name="T13">Cellphone: </text:span></text:a><text:a xlink:type="simple" xlink:href="tel:+5511979504587" text:style-name="Internet_20_link" text:visited-style-name="Visited_20_Internet_20_Link"><text:span text:style-name="T14">+5511979504587 </text:span></text:a></text:p>
        </text:list-item>
      </text:list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pyright © 2023 Mateus Viei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1T20:25:36.498748282</dc:date>
    <meta:editing-duration>PT42M4S</meta:editing-duration>
    <meta:editing-cycles>13</meta:editing-cycles>
    <meta:document-statistic meta:table-count="1" meta:image-count="0" meta:object-count="0" meta:page-count="2" meta:paragraph-count="61" meta:word-count="214" meta:character-count="1501" meta:non-whitespace-character-count="1347"/>
  </office:meta>
</office:document-meta>
</file>